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48hr</text:p>
          </table:table-cell>
          <table:table-cell office:value-type="string" calcext:value-type="string">
            <text:p>INR</text:p>
          </table:table-cell>
          <table:table-cell/>
          <table:table-cell office:value-type="string" calcext:value-type="string">
            <text:p>Try or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.me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6" calcext:value-type="float">
            <text:p>0.0496</text:p>
          </table:table-cell>
          <table:table-cell table:formula="of:=48*[.D2]" office:value-type="float" office:value="2.3808" calcext:value-type="float">
            <text:p>2.3808</text:p>
          </table:table-cell>
          <table:table-cell table:formula="of:=[.E2]*70" office:value-type="float" office:value="166.656" calcext:value-type="float">
            <text:p>166.6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.me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48" calcext:value-type="float">
            <text:p>0.0448</text:p>
          </table:table-cell>
          <table:table-cell table:formula="of:=48*[.D3]" office:value-type="float" office:value="2.1504" calcext:value-type="float">
            <text:p>2.1504</text:p>
          </table:table-cell>
          <table:table-cell table:formula="of:=[.E3]*70" office:value-type="float" office:value="150.528" calcext:value-type="float">
            <text:p>150.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a.me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46" calcext:value-type="float">
            <text:p>0.0246</text:p>
          </table:table-cell>
          <table:table-cell table:formula="of:=48*[.D4]" office:value-type="float" office:value="1.1808" calcext:value-type="float">
            <text:p>1.1808</text:p>
          </table:table-cell>
          <table:table-cell table:formula="of:=[.E4]*70" office:value-type="float" office:value="82.656" calcext:value-type="float">
            <text:p>82.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ks like working.. no issue so f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a.larg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493" calcext:value-type="float">
            <text:p>0.0493</text:p>
          </table:table-cell>
          <table:table-cell table:formula="of:=48*[.D5]" office:value-type="float" office:value="2.3664" calcext:value-type="float">
            <text:p>2.3664</text:p>
          </table:table-cell>
          <table:table-cell table:formula="of:=[.E5]*70" office:value-type="float" office:value="165.648" calcext:value-type="float">
            <text:p>165.64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3a.smal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123" calcext:value-type="float">
            <text:p>0.0123</text:p>
          </table:table-cell>
          <table:table-cell table:style-name="ce1" table:formula="of:=48*[.D6]" office:value-type="float" office:value="0.5904" calcext:value-type="float">
            <text:p>0.5904</text:p>
          </table:table-cell>
          <table:table-cell table:style-name="ce1" table:formula="of:=[.E6]*70" office:value-type="float" office:value="41.328" calcext:value-type="float">
            <text:p>41.328</text:p>
          </table:table-cell>
          <table:table-cell table:style-name="ce1" office:value-type="string" calcext:value-type="string">
            <text:p>12, 1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ied. Memory limit. Slowed down after few min</text:p>
          </table:table-cell>
          <table:table-cell table:style-name="ce1" table:number-columns-repeated="1015"/>
        </table:table-row>
        <table:table-row table:style-name="ro1">
          <table:table-cell table:number-columns-repeated="4"/>
          <table:table-cell table:formula="of:=48*[.D7]" office:value-type="float" office:value="0" calcext:value-type="float">
            <text:p>0</text:p>
          </table:table-cell>
          <table:table-cell table:formula="of:=[.E7]*7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48*[.D8]" office:value-type="float" office:value="0" calcext:value-type="float">
            <text:p>0</text:p>
          </table:table-cell>
          <table:table-cell table:formula="of:=[.E8]*70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44:30.302110047</meta:creation-date>
    <dc:date>2020-02-27T10:09:35.717057925</dc:date>
    <meta:editing-duration>PT19H46M19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